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OpenSymbol" svg:font-family="OpenSymbol" style:font-family-generic="system" style:font-pitch="variable" svg:panose-1="5 1 0 0 0 0 0 0 0 0"/>
    <style:font-face style:name="TrebuchetMS" svg:font-family="TrebuchetMS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  <style:text-properties fo:language="en" fo:country="US"/>
    </style:style>
    <style:style style:name="P2" style:parent-style-name="Standard" style:family="paragraph">
      <style:paragraph-properties fo:text-align="end"/>
      <style:text-properties fo:language="en" fo:country="US"/>
    </style:style>
    <style:style style:name="P3" style:parent-style-name="Standard" style:family="paragraph">
      <style:paragraph-properties fo:text-align="end"/>
      <style:text-properties fo:language="en" fo:country="US"/>
    </style:style>
    <style:style style:name="P4" style:parent-style-name="Standard" style:family="paragraph">
      <style:paragraph-properties fo:text-align="end"/>
      <style:text-properties fo:language="en" fo:country="US"/>
    </style:style>
    <style:style style:name="P5" style:parent-style-name="Standard" style:family="paragraph">
      <style:paragraph-properties fo:text-align="end"/>
      <style:text-properties fo:language="en" fo:country="US"/>
    </style:style>
    <style:style style:name="P6" style:parent-style-name="Standard" style:family="paragraph">
      <style:paragraph-properties fo:text-align="end"/>
      <style:text-properties fo:language="en" fo:country="US"/>
    </style:style>
    <style:style style:name="P7" style:parent-style-name="Standard" style:family="paragraph">
      <style:paragraph-properties fo:text-align="end">
        <style:tab-stops>
          <style:tab-stop style:type="left" style:position="3.5208in"/>
        </style:tab-stops>
      </style:paragraph-properties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T9" style:parent-style-name="Policepardéfaut" style:family="text">
      <style:text-properties style:font-name-asian="Times New Roman" style:font-name-complex="Times New Roman" style:font-weight-complex="bold" fo:color="#111111" fo:language="en" fo:country="US" style:language-asian="fr" style:country-asian="FR" style:language-complex="ar" style:country-complex="SA"/>
    </style:style>
    <style:style style:name="T10" style:parent-style-name="Policepardéfaut" style:family="text">
      <style:text-properties style:font-name-complex="Times New Roman" fo:background-color="#FFFFFF" fo:language="en" fo:country="US"/>
    </style:style>
    <style:style style:name="T11" style:parent-style-name="Policepardéfaut" style:family="text">
      <style:text-properties style:font-name-complex="Times New Roman" fo:language="en" fo:country="US"/>
    </style:style>
    <style:style style:name="T12" style:parent-style-name="Policepardéfaut" style:family="text">
      <style:text-properties style:font-name-complex="Times New Roman" fo:background-color="#FFFFFF" fo:language="en" fo:country="US"/>
    </style:style>
    <style:style style:name="T13" style:parent-style-name="Policepardéfaut" style:family="text">
      <style:text-properties style:font-name-complex="Times New Roman" fo:background-color="#FFFFFF" fo:language="en" fo:country="US"/>
    </style:style>
    <style:style style:name="T14" style:parent-style-name="Policepardéfaut" style:family="text">
      <style:text-properties style:font-name-complex="Times New Roman" fo:language="en" fo:country="US"/>
    </style:style>
    <style:style style:name="T15" style:parent-style-name="Policepardéfaut" style:family="text">
      <style:text-properties style:font-name-complex="Times New Roman" fo:background-color="#FFFFFF" fo:language="en" fo:country="US"/>
    </style:style>
    <style:style style:name="T16" style:parent-style-name="Policepardéfaut" style:family="text">
      <style:text-properties style:font-name-complex="Times New Roman" fo:language="en" fo:country="US"/>
    </style:style>
    <style:style style:name="T17" style:parent-style-name="Policepardéfaut" style:family="text">
      <style:text-properties style:font-name-complex="Times New Roman" fo:background-color="#FFFFFF"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language="en" fo:country="US"/>
    </style:style>
    <style:style style:name="P20" style:parent-style-name="Standard" style:family="paragraph">
      <style:paragraph-properties fo:text-align="justify">
        <style:tab-stops>
          <style:tab-stop style:type="left" style:position="4.3958in"/>
        </style:tab-stops>
      </style:paragraph-properties>
      <style:text-properties fo:language="en" fo:country="US"/>
    </style:style>
    <style:style style:name="P21" style:parent-style-name="Standard" style:family="paragraph">
      <style:paragraph-properties fo:text-align="justify">
        <style:tab-stops>
          <style:tab-stop style:type="left" style:position="3.927in"/>
          <style:tab-stop style:type="left" style:position="4.7291in"/>
        </style:tab-stops>
      </style:paragraph-properties>
      <style:text-properties fo:language="en" fo:country="US"/>
    </style:style>
    <style:style style:name="P22" style:parent-style-name="Standard" style:family="paragraph">
      <style:paragraph-properties fo:text-align="justify">
        <style:tab-stops>
          <style:tab-stop style:type="left" style:position="3.927in"/>
          <style:tab-stop style:type="left" style:position="4.7291in"/>
        </style:tab-stops>
      </style:paragraph-properties>
      <style:text-properties fo:language="en" fo:country="US"/>
    </style:style>
    <style:style style:name="P23" style:parent-style-name="Standard" style:family="paragraph">
      <style:paragraph-properties fo:text-align="justify">
        <style:tab-stops>
          <style:tab-stop style:type="left" style:position="3.927in"/>
          <style:tab-stop style:type="left" style:position="4.7291in"/>
        </style:tab-stops>
      </style:paragraph-properties>
      <style:text-properties fo:language="en" fo:country="US"/>
    </style:style>
    <style:style style:name="P24" style:parent-style-name="Standard" style:family="paragraph">
      <style:paragraph-properties fo:text-align="justify">
        <style:tab-stops>
          <style:tab-stop style:type="left" style:position="3.927in"/>
          <style:tab-stop style:type="left" style:position="4.7291in"/>
        </style:tab-stops>
      </style:paragraph-properties>
      <style:text-properties fo:language="en" fo:country="US"/>
    </style:style>
    <style:style style:name="P25" style:parent-style-name="Standard" style:family="paragraph">
      <style:paragraph-properties fo:text-align="justify"/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paragraph-properties fo:text-align="justify"/>
      <style:text-properties fo:language="en" fo:country="US"/>
    </style:style>
    <style:style style:name="P28" style:parent-style-name="Standard" style:family="paragraph">
      <style:paragraph-properties fo:text-align="justify"/>
      <style:text-properties fo:language="en" fo:country="US"/>
    </style:style>
    <style:style style:name="P29" style:parent-style-name="Standard" style:family="paragraph">
      <style:paragraph-properties fo:text-align="justify"/>
      <style:text-properties fo:language="en" fo:country="US"/>
    </style:style>
    <style:style style:name="P30" style:parent-style-name="Standard" style:family="paragraph">
      <style:paragraph-properties fo:text-align="justify"/>
      <style:text-properties fo:language="en" fo:country="US"/>
    </style:style>
    <style:style style:name="P31" style:parent-style-name="Standard" style:family="paragraph">
      <style:paragraph-properties fo:text-align="justify"/>
      <style:text-properties fo:language="en" fo:country="US"/>
    </style:style>
    <style:style style:name="P32" style:parent-style-name="Standard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33" style:parent-style-name="Standard" style:family="paragraph">
      <style:paragraph-properties fo:text-align="justify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fo:language="en" fo:country="US"/>
    </style:style>
    <style:style style:name="T36" style:parent-style-name="Policepardéfaut" style:family="text">
      <style:text-properties style:font-name-asian="TrebuchetMS" style:font-name-complex="TrebuchetMS" fo:color="#000000" fo:language="en" fo:country="US"/>
    </style:style>
    <style:style style:name="P37" style:parent-style-name="Standard" style:family="paragraph">
      <style:paragraph-properties fo:text-align="justify"/>
      <style:text-properties fo:language="en" fo:country="US"/>
    </style:style>
    <style:style style:name="P38" style:parent-style-name="Standard" style:family="paragraph">
      <style:paragraph-properties fo:text-align="justify"/>
      <style:text-properties fo:language="en" fo:country="US"/>
    </style:style>
    <style:style style:name="P39" style:parent-style-name="Standard" style:family="paragraph">
      <style:paragraph-properties fo:text-align="justify"/>
      <style:text-properties fo:language="en" fo:country="US"/>
    </style:style>
    <style:style style:name="P40" style:parent-style-name="Standard" style:family="paragraph">
      <style:paragraph-properties fo:text-align="justify"/>
      <style:text-properties fo:language="en" fo:country="US"/>
    </style:style>
    <style:style style:name="P41" style:parent-style-name="Standard" style:family="paragraph">
      <style:paragraph-properties fo:text-align="justify"/>
      <style:text-properties fo:font-style="italic" style:font-style-asian="italic" fo:color="#0070C0" fo:language="en" fo:country="US"/>
    </style:style>
    <style:style style:name="P42" style:parent-style-name="Standard" style:family="paragraph">
      <style:paragraph-properties fo:text-align="justify"/>
      <style:text-properties fo:language="en" fo:country="US"/>
    </style:style>
    <style:style style:name="P43" style:parent-style-name="Standard" style:family="paragraph">
      <style:paragraph-properties fo:text-align="justify"/>
      <style:text-properties fo:language="en" fo:country="US"/>
    </style:style>
    <style:style style:name="P44" style:parent-style-name="Standard" style:family="paragraph">
      <style:paragraph-properties fo:text-align="justify"/>
      <style:text-properties fo:language="en" fo:country="US"/>
    </style:style>
    <style:style style:name="P45" style:parent-style-name="Standard" style:family="paragraph">
      <style:paragraph-properties fo:text-align="justify"/>
      <style:text-properties fo:language="en" fo:country="US"/>
    </style:style>
    <style:style style:name="P46" style:parent-style-name="Standard" style:family="paragraph">
      <style:paragraph-properties fo:text-align="justify"/>
    </style:style>
    <style:style style:name="T47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Ludovic BENOIT</text:p>
      <text:p text:style-name="P2">97, rue Stanislas</text:p>
      <text:p text:style-name="P3"><text:tab/><text:tab/><text:tab/><text:tab/><text:tab/><text:tab/><text:tab/><text:tab/><text:tab/><text:tab/>54000 Nancy</text:p>
      <text:p text:style-name="P4">France</text:p>
      <text:p text:style-name="P5"/>
      <text:p text:style-name="P6"/>
      <text:p text:style-name="P7">September 30, 2020</text:p>
      <text:p text:style-name="P8">Alan COOPER<text:line-break/>Head of<text:s/>Recruitment</text:p>
      <text:p text:style-name="Standard"><text:span text:style-name="T9">Microsoft United Kingdom Office</text:span></text:p>
      <text:p text:style-name="Standard"><text:span text:style-name="T10">Cardinal Place</text:span><text:span text:style-name="T11"><text:line-break/></text:span><text:span text:style-name="T12">100<text:s/></text:span><text:span text:style-name="T13">Victoria Street</text:span><text:span text:style-name="T14"><text:line-break/></text:span><text:span text:style-name="T15">London</text:span><text:span text:style-name="T16"><text:s/></text:span><text:span text:style-name="T17">SW1E 5JL</text:span><text:span text:style-name="T18"><text:line-break/></text:span><text:span text:style-name="T19">United Kingdom</text:span></text:p>
      <text:p text:style-name="P20"><text:tab/><text:tab/></text:p>
      <text:p text:style-name="P21"/>
      <text:p text:style-name="P22">Subject: Application for position of Programmer Intern (Ref. #4629 on Indeed)</text:p>
      <text:p text:style-name="P23"><text:tab/><text:tab/><text:tab/></text:p>
      <text:p text:style-name="P24"/>
      <text:p text:style-name="P25">Dear Mr Cooper,</text:p>
      <text:p text:style-name="P26"/>
      <text:p text:style-name="P27">As a computing student at the University of Lorraine (in the north-east of France), I am seeking a<text:s/>traineeship in programming as of April 4, 2021, for at least ten weeks. I consider this placement as a great opportunity for me to work abroad, and I have been following the success of your company with great interest for many years, which is why I am applying for the position of Programmer Intern at Microsoft in your London office.</text:p>
      <text:p text:style-name="P28"/>
      <text:p text:style-name="P29">As the worldwide Operating System leader, you have elaborated well-thought and most useful programs, but also created popular video games over the years thanks to innovative concepts such as the Xbox and Microsoft Games Studio. Therefore, I would find it extremely challenging to work for you as a trainee.</text:p>
      <text:p text:style-name="P30"/>
      <text:p text:style-name="P31">I have a good mastery of programming languages such as Java or C++. When a mission has to be completed, I am always well-organized and reliable. For more than four months, I have been working with two classmates on a directed study consisting in creating a game in 3D. That project has developed my team spirit and my sense of organization. I have also become familiar with SQL, PHP, and ASP.NET, which helped me a lot in relational database management.</text:p>
      <text:p text:style-name="P32"/>
      <text:p text:style-name="P33"><text:span text:style-name="T34">Briefly, I adapt easily and am ready to do my very best to contribute to your projects and future achievements. For further details about my profile, please do not hesitate to conta</text:span><text:span text:style-name="T35">ct me at +33 (0)</text:span><text:span text:style-name="T36">6..................</text:span></text:p>
      <text:p text:style-name="P37"/>
      <text:p text:style-name="P38"><text:tab/></text:p>
      <text:p text:style-name="P39">Sincerely yours,</text:p>
      <text:p text:style-name="P40"/>
      <text:p text:style-name="P41">[Scanned signature]</text:p>
      <text:p text:style-name="P42"/>
      <text:p text:style-name="P43">Ludovic Benoit</text:p>
      <text:p text:style-name="P44"/>
      <text:p text:style-name="P45"/>
      <text:p text:style-name="P46"><text:span text:style-name="T47">Encl.: my CV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OpenSymbol" svg:font-family="OpenSymbol" style:font-family-generic="system" style:font-pitch="variable" svg:panose-1="5 1 0 0 0 0 0 0 0 0"/>
    <style:font-face style:name="TrebuchetMS" svg:font-family="TrebuchetMS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Normal" style:default-outline-level="1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fo:font-size="24pt" style:font-size-asian="24pt" style:font-size-complex="24pt" style:language-asian="fr" style:country-asian="F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tre1Car" style:display-name="Titre 1 Car" style:family="text" style:parent-style-name="Policepardéfaut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 </meta:initial-creator>
    <dc:creator>Aline Caspary</dc:creator>
    <meta:creation-date>2011-09-02T11:44:00Z</meta:creation-date>
    <dc:date>2021-09-28T14:51:00Z</dc:date>
    <meta:template xlink:href="Normal.dotm" xlink:type="simple"/>
    <meta:editing-cycles>63</meta:editing-cycles>
    <meta:editing-duration>PT27060S</meta:editing-duration>
    <meta:document-statistic meta:page-count="1" meta:paragraph-count="3" meta:word-count="277" meta:character-count="1801" meta:row-count="12" meta:non-whitespace-character-count="1527"/>
  </office:meta>
</office:document-meta>
</file>